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dertowHttpServer.rese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HttpServer.star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dertowHttpServer.stop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HttpServer.ini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dertowHttpServer.initHttp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